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8d9c7" officeooo:paragraph-rsid="0008d9c7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8d9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2">Para usar el constructor “tuple”, solo debe darse un argumento, el cual puede ser una lista que abarca mas elementos dentro</text:p>
      <text:p text:style-name="P2"/>
      <text:p text:style-name="P2">t2=tuple(["uno","dos"])</text:p>
      <text:p text:style-name="P2">print(type(t2))</text:p>
      <text:p text:style-name="P2">print(t2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09-19T09:56:01.300904688</dc:date>
    <meta:editing-duration>PT18M24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53" meta:word-count="143" meta:character-count="1092" meta:non-whitespace-character-count="992"/>
  </office:meta>
</office:document-meta>
</file>